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41.59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Mang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2" table:default-cell-style-name="ce12"/>
        <table:table-column table:style-name="co1" table:number-columns-repeated="2" table:default-cell-style-name="ce14"/>
        <table:table-column table:style-name="co1" table:default-cell-style-name="ce5"/>
        <table:table-column table:style-name="co1" table:number-columns-repeated="2" table:default-cell-style-name="ce14"/>
        <table:table-column table:style-name="co1" table:number-columns-repeated="7" table:default-cell-style-name="ce12"/>
        <table:table-column table:style-name="co2" table:default-cell-style-name="ce12"/>
        <table:table-column table:style-name="co1" table:default-cell-style-name="ce12"/>
        <table:table-column table:style-name="co1" table:default-cell-style-name="ce14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Proyecto: Sistema de manejo de inventario para la empresa 3G Servicios Generales</text:p>
          </table:table-cell>
          <table:covered-table-cell table:number-columns-repeated="3" table:style-name="ce5"/>
          <table:covered-table-cell/>
          <table:covered-table-cell table:style-name="ce1"/>
          <table:covered-table-cell table:style-name="ce5"/>
          <table:covered-table-cell table:style-name="ce2"/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Analista: <text:s/>Grupo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Fecha: 27/0617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1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2" office:value-type="string" calcext:value-type="string" table:number-columns-spanned="2" table:number-rows-spanned="1">
            <text:p>Producto</text:p>
          </table:table-cell>
          <table:covered-table-cell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 table:number-columns-repeated="3" table:style-name="ce5"/>
          <table:table-cell table:style-name="ce2" office:value-type="string" calcext:value-type="string" table:number-columns-spanned="2" table:number-rows-spanned="1">
            <text:p>Personal</text:p>
          </table:table-cell>
          <table:covered-table-cell table:style-name="ce5"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 table:style-name="ce5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1" office:value-type="string" calcext:value-type="string" table:number-columns-spanned="1" table:number-rows-spanned="2">
            <text:p>Costo Mes- Persona</text:p>
          </table:table-cell>
          <table:table-cell table:style-name="ce2" office:value-type="string" calcext:value-type="string" table:number-columns-spanned="1" table:number-rows-spanned="2">
            <text:p>Costo</text:p>
          </table:table-cell>
          <table:table-cell table:style-name="ce2" office:value-type="string" calcext:value-type="string" table:number-columns-spanned="1" table:number-rows-spanned="2">
            <text:p>Totales Promedio</text:p>
          </table:table-cell>
        </table:table-row>
        <table:table-row table:style-name="ro1">
          <table:covered-table-cell table:number-columns-repeated="3" table:style-name="ce5"/>
          <table:table-cell office:value-type="string" calcext:value-type="string">
            <text:p>RELY</text:p>
          </table:table-cell>
          <table:table-cell table:style-name="ce14"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ce14" office:value-type="string" calcext:value-type="string">
            <text:p>VIRT</text:p>
          </table:table-cell>
          <table:table-cell table:style-name="ce14" office:value-type="string" calcext:value-type="string">
            <text:p>TURN</text:p>
          </table:table-cell>
          <table:table-cell table:style-name="ce14" office:value-type="string" calcext:value-type="string">
            <text:p>ACAP</text:p>
          </table:table-cell>
          <table:table-cell table:style-name="ce14" office:value-type="string" calcext:value-type="string">
            <text:p>AEXP</text:p>
          </table:table-cell>
          <table:table-cell table:style-name="ce14" office:value-type="string" calcext:value-type="string">
            <text:p>MODP</text:p>
          </table:table-cell>
          <table:table-cell table:style-name="ce14" office:value-type="string" calcext:value-type="string">
            <text:p>TOOL</text:p>
          </table:table-cell>
          <table:table-cell table:style-name="ce14" office:value-type="string" calcext:value-type="string">
            <text:p>SCED</text:p>
          </table:table-cell>
          <table:covered-table-cell table:number-columns-repeated="6" table:style-name="ce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ctualizar </text:p>
          </table:table-cell>
          <table:table-cell table:formula="of:=[Hoja2.D3]+[Hoja2.D4]"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895281" calcext:value-type="float">
            <text:p>1,2895281</text:p>
          </table:table-cell>
          <table:table-cell table:style-name="ce14" table:formula="of:=[Hoja2.L3]+[Hoja2.L4]+[Hoja2.L5]" office:value-type="float" office:value="2.161" calcext:value-type="float">
            <text:p>2,161</text:p>
          </table:table-cell>
          <table:table-cell table:formula="of:=[.O4]*[.P4]" office:value-type="float" office:value="2.7866702241" calcext:value-type="float">
            <text:p>2,786670224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R4]*[.Q4]" office:value-type="float" office:value="16.7200213446" calcext:value-type="float">
            <text:p>16,7200213446</text:p>
          </table:table-cell>
          <table:table-cell table:style-name="ce14" office:value-type="string" calcext:value-type="string">
            <text:p>2,78-16,7-600,7-0,0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onsulta</text:p>
          </table:table-cell>
          <table:table-cell table:formula="of:=[Hoja2.D6]+[Hoja2.D7]+[Hoja2.D8]" office:value-type="float" office:value="2100" calcext:value-type="float">
            <text:p>2100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895281" calcext:value-type="float">
            <text:p>1,2895281</text:p>
          </table:table-cell>
          <table:table-cell table:style-name="ce14" table:formula="of:=[Hoja2.L6]+[Hoja2.L7]+[Hoja2.L8]" office:value-type="float" office:value="2.722" calcext:value-type="float">
            <text:p>2,722</text:p>
          </table:table-cell>
          <table:table-cell table:formula="of:=[.P5]*[.O5]" office:value-type="float" office:value="3.5100954882" calcext:value-type="float">
            <text:p>3,510095488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Q5]*[.R5]" office:value-type="float" office:value="21.0605729292" calcext:value-type="float">
            <text:p>21,0605729292</text:p>
          </table:table-cell>
          <table:table-cell table:style-name="ce14" office:value-type="string" calcext:value-type="string">
            <text:p>3,5-21-600-0,01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otificación</text:p>
          </table:table-cell>
          <table:table-cell table:formula="of:=[Hoja2.D10]+[Hoja2.D11]" office:value-type="float" office:value="2050" calcext:value-type="float">
            <text:p>2050</text:p>
          </table:table-cell>
          <table:table-cell office:value-type="float" office:value="1.1" calcext:value-type="float">
            <text:p>1,1</text:p>
          </table:table-cell>
          <table:table-cell table:style-name="ce14" office:value-type="float" office:value="1.1" calcext:value-type="float">
            <text:p>1,1</text:p>
          </table:table-cell>
          <table:table-cell table:number-columns-repeated="2" office:value-type="float" office:value="1.1" calcext:value-type="float">
            <text:p>1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8" calcext:value-type="float">
            <text:p>0,98</text:p>
          </table:table-cell>
          <table:table-cell table:number-columns-repeated="2" table:style-name="ce14" office:value-type="float" office:value="1.1" calcext:value-type="float">
            <text:p>1,1</text:p>
          </table:table-cell>
          <table:table-cell table:style-name="ce14" office:value-type="float" office:value="1.13282468145" calcext:value-type="float">
            <text:p>1,13282468145</text:p>
          </table:table-cell>
          <table:table-cell table:style-name="ce14" table:formula="of:=[Hoja2.L10]+[Hoja2.L11]" office:value-type="float" office:value="1.182" calcext:value-type="float">
            <text:p>1,182</text:p>
          </table:table-cell>
          <table:table-cell table:formula="of:=[.O6]*[.P6]" office:value-type="float" office:value="1.3389987734739" calcext:value-type="float">
            <text:p>1,338998773473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Q6]*[.R6]" office:value-type="float" office:value="6.6949938673695" calcext:value-type="float">
            <text:p>6,6949938673695</text:p>
          </table:table-cell>
          <table:table-cell table:style-name="ce14" office:value-type="string" calcext:value-type="string">
            <text:p>1,3-6,7-5153-0,00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Utilidades</text:p>
          </table:table-cell>
          <table:table-cell table:formula="of:=[Hoja2.D13]"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table:formula="of:=[.P6]" office:value-type="float" office:value="1.182" calcext:value-type="float">
            <text:p>1,182</text:p>
          </table:table-cell>
          <table:table-cell table:formula="of:=[.O7]*[.P7]" office:value-type="float" office:value="1.182" calcext:value-type="float">
            <text:p>1,18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R7]*[.Q7]" office:value-type="float" office:value="7.092" calcext:value-type="float">
            <text:p>7,092</text:p>
          </table:table-cell>
          <table:table-cell table:style-name="ce14" office:value-type="string" calcext:value-type="string">
            <text:p>1,2-7,1-5916,6-0,001</text:p>
          </table:table-cell>
        </table:table-row>
        <table:table-row table:style-name="ro1">
          <table:table-cell table:number-columns-repeated="2"/>
          <table:table-cell table:formula="of:=[.C4]+[.C5]+[.C6]+[.C7]" office:value-type="float" office:value="7450" calcext:value-type="float">
            <text:p>7450</text:p>
          </table:table-cell>
          <table:table-cell table:style-name="ce2" office:value-type="string" calcext:value-type="string" table:number-columns-spanned="2" table:number-rows-spanned="1">
            <text:p>Total SLOC</text:p>
          </table:table-cell>
          <table:covered-table-cell/>
          <table:table-cell table:style-name="ce12" table:number-columns-repeated="2"/>
          <table:table-cell table:number-columns-repeated="9"/>
          <table:table-cell table:formula="of:=[.Q4]+[.Q5]+[.Q6]+[.Q7]" office:value-type="float" office:value="8.8177644857739" calcext:value-type="float">
            <text:p>8,8177644857739</text:p>
          </table:table-cell>
          <table:table-cell table:style-name="ce14"/>
          <table:table-cell table:style-name="ce14" table:formula="of:=[.S4]+[.S5]+[.S6]+[.S7]" office:value-type="float" office:value="51.5675881411695" calcext:value-type="float">
            <text:p>51,5675881411695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2">
            <text:p>Modo de Desarrollo Organico</text:p>
          </table:table-cell>
          <table:covered-table-cell/>
          <table:table-cell table:formula="of:=3.2*POWER([.C8]/1000;1.05)" office:value-type="float" office:value="26.358097777687" calcext:value-type="float">
            <text:p>26,358097777687</text:p>
          </table:table-cell>
          <table:table-cell table:style-name="ce2" office:value-type="string" calcext:value-type="string" table:number-columns-spanned="2" table:number-rows-spanned="1">
            <text:p>Esfuerzo Nominal</text:p>
          </table:table-cell>
          <table:covered-table-cell/>
          <table:table-cell table:style-name="ce12" table:number-columns-repeated="2"/>
          <table:table-cell table:number-columns-repeated="9"/>
          <table:table-cell table:formula="of:=[.Q5]+[.Q6]+[.Q7]+[.Q4]" office:value-type="float" office:value="8.8177644857739" calcext:value-type="float">
            <text:p>8,8177644857739</text:p>
          </table:table-cell>
          <table:table-cell table:style-name="ce14" table:formula="of:=2.5*POWER([.Q9];0.3)" office:value-type="float" office:value="4.80338676590908" calcext:value-type="float">
            <text:p>4,80338676590908</text:p>
          </table:table-cell>
          <table:table-cell table:style-name="ce14" table:formula="of:=[.S4]+[.S5]+[.S6]+[.S7]" office:value-type="float" office:value="51.5675881411695" calcext:value-type="float">
            <text:p>51,5675881411695</text:p>
          </table:table-cell>
          <table:table-cell/>
        </table:table-row>
        <table:table-row table:style-name="ro1">
          <table:covered-table-cell table:number-columns-repeated="2"/>
          <table:table-cell table:formula="of:=[.C8]/[.C9]" office:value-type="float" office:value="282.645586295179" calcext:value-type="float">
            <text:p>282,645586295179</text:p>
          </table:table-cell>
          <table:table-cell table:style-name="ce2" office:value-type="string" calcext:value-type="string" table:number-columns-spanned="2" table:number-rows-spanned="1">
            <text:p>Productividad Nominal</text:p>
          </table:table-cell>
          <table:covered-table-cell/>
          <table:table-cell table:style-name="ce12" table:number-columns-repeated="2"/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9"/>
          <table:table-cell table:style-name="ce12"/>
          <table:table-cell table:number-columns-repeated="3"/>
        </table:table-row>
        <table:table-row table:style-name="ro2">
          <table:table-cell table:number-columns-repeated="2"/>
          <table:table-cell table:style-name="ce12" table:number-columns-repeated="3"/>
          <table:table-cell table:style-name="ce1" office:value-type="string" calcext:value-type="string" table:number-columns-spanned="2" table:number-rows-spanned="1">
            <text:p>% de Distribucion del PM por Fase</text:p>
          </table:table-cell>
          <table:covered-table-cell table:style-name="ce5"/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PD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CT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3" office:value-type="string" calcext:value-type="string">
            <text:p>IT</text:p>
          </table:table-cell>
          <table:table-cell table:style-name="ce3" office:value-type="float" office:value="19" calcext:value-type="float">
            <text:p>19</text:p>
          </table:table-cell>
          <table:table-cell table:style-name="Default" table:number-columns-repeated="13"/>
        </table:table-row>
      </table:table>
      <table:table table:name="Hoja2" table:style-name="ta1">
        <table:table-column table:style-name="co1" table:number-columns-repeated="10" table:default-cell-style-name="ce5"/>
        <table:table-column table:style-name="co5" table:default-cell-style-name="ce5"/>
        <table:table-column table:style-name="co1" table:number-columns-repeated="2" table:default-cell-style-name="ce5"/>
        <table:table-row table:style-name="ro1">
          <table:table-cell table:style-name="ce9" office:value-type="string" calcext:value-type="string" table:number-columns-spanned="9" table:number-rows-spanned="1">
            <text:p>Proyecto: Sistema de manejo de inventario para la empresa 3G Servicios Generales</text:p>
          </table:table-cell>
          <table:covered-table-cell table:number-columns-repeated="4"/>
          <table:covered-table-cell table:style-name="ce1"/>
          <table:covered-table-cell/>
          <table:covered-table-cell table:style-name="ce2"/>
          <table:covered-table-cell/>
          <table:table-cell table:style-name="ce2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2" office:value-type="string" calcext:value-type="string" table:number-columns-spanned="2" table:number-rows-spanned="1">
            <text:p>Fecha: 27/0617</text:p>
          </table:table-cell>
          <table:covered-table-cell/>
        </table:table-row>
        <table:table-row table:style-name="ro1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ar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3]*[.G3]*[.H3]*[.I3]" office:value-type="float" office:value="0.935" calcext:value-type="float">
            <text:p>0,935</text:p>
          </table:table-cell>
          <table:table-cell table:style-name="ce20" office:value-type="string" calcext:value-type="string">
            <text:p>0,6-0,9-1,5-0,7</text:p>
          </table:table-cell>
          <table:table-cell table:formula="of:=[.J3]*0.6" office:value-type="float" office:value="0.561" calcext:value-type="float">
            <text:p>0,561</text:p>
          </table:table-cell>
          <table:table-cell office:value-type="float" office:value="0.7234252641" calcext:value-type="float">
            <text:p>0,7234252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r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4]*[.G4]*[.H4]*[.I4]" office:value-type="float" office:value="1" calcext:value-type="float">
            <text:p>1</text:p>
          </table:table-cell>
          <table:table-cell office:value-type="string" calcext:value-type="string">
            <text:p>0,5-0,8-1,27-0,6</text:p>
          </table:table-cell>
          <table:table-cell table:formula="of:=[.J4]*0.5" office:value-type="float" office:value="0.5" calcext:value-type="float">
            <text:p>0,5</text:p>
          </table:table-cell>
          <table:table-cell office:value-type="float" office:value="0.64476405" calcext:value-type="float">
            <text:p>0,6447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: </text:p>
          </table:table-cell>
          <table:table-cell/>
          <table:table-cell table:style-name="ce19" table:formula="of:=[.D3]+[.D4]" office:value-type="float" office:value="2000" calcext:value-type="float">
            <text:p>2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5]*[.G5]*[.H5]*[.I5]" office:value-type="float" office:value="1" calcext:value-type="float">
            <text:p>1</text:p>
          </table:table-cell>
          <table:table-cell office:value-type="string" calcext:value-type="string">
            <text:p>1,1-1,7-2,77-1,3</text:p>
          </table:table-cell>
          <table:table-cell table:formula="of:=[.J5]*1.1" office:value-type="float" office:value="1.1" calcext:value-type="float">
            <text:p>1,1</text:p>
          </table:table-cell>
          <table:table-cell office:value-type="float" office:value="1.41848091" calcext:value-type="float">
            <text:p>1,41848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ción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office:value-type="string" calcext:value-type="string">
            <text:p>0,6-0,9-1,4-0,6</text:p>
          </table:table-cell>
          <table:table-cell table:formula="of:=[.L3]+[.L4]+[.L5]" office:value-type="float" office:value="2.161" calcext:value-type="float">
            <text:p>2,161</text:p>
          </table:table-cell>
          <table:table-cell office:value-type="float" office:value="2.785380696" calcext:value-type="float">
            <text:p>2,7853806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úsqued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7]*[.G7]*[.H7]*[.I7]" office:value-type="float" office:value="0.935" calcext:value-type="float">
            <text:p>0,935</text:p>
          </table:table-cell>
          <table:table-cell office:value-type="string" calcext:value-type="string">
            <text:p>0,3-0,5-0,8-0,4</text:p>
          </table:table-cell>
          <table:table-cell table:formula="of:=[.J7]*0.3" office:value-type="float" office:value="0.2805" calcext:value-type="float">
            <text:p>0,2805</text:p>
          </table:table-cell>
          <table:table-cell office:value-type="float" office:value="0.361067868" calcext:value-type="float">
            <text:p>0,36106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ra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8]*[.G8]*[.H8]*[.I8]" office:value-type="float" office:value="0.935" calcext:value-type="float">
            <text:p>0,935</text:p>
          </table:table-cell>
          <table:table-cell office:value-type="string" calcext:value-type="string">
            <text:p>0,3-0,4-0,7-0,3</text:p>
          </table:table-cell>
          <table:table-cell table:formula="of:=[.J8]*0.3" office:value-type="float" office:value="0.2805" calcext:value-type="float">
            <text:p>0,2805</text:p>
          </table:table-cell>
          <table:table-cell office:value-type="float" office:value="0.361067868" calcext:value-type="float">
            <text:p>0,36106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: </text:p>
          </table:table-cell>
          <table:table-cell/>
          <table:table-cell table:formula="of:=[.D6]+[.D7]+[.D8]" office:value-type="float" office:value="2100" calcext:value-type="float">
            <text:p>2100</text:p>
          </table:table-cell>
          <table:table-cell table:number-columns-repeated="6"/>
          <table:table-cell office:value-type="string" calcext:value-type="string">
            <text:p>1,2-1,8-2,9-1,3</text:p>
          </table:table-cell>
          <table:table-cell table:formula="of:=[.L6]+[.L7]+[.L8]" office:value-type="float" office:value="2.722" calcext:value-type="float">
            <text:p>2,722</text:p>
          </table:table-cell>
          <table:table-cell office:value-type="float" office:value="3.5100954882" calcext:value-type="float">
            <text:p>3,510095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e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F10]*[.G10]*[.H10]*[.I10]" office:value-type="float" office:value="1.035" calcext:value-type="float">
            <text:p>1,035</text:p>
          </table:table-cell>
          <table:table-cell office:value-type="string" calcext:value-type="string">
            <text:p>0,6-0,9-1,4-0,6</text:p>
          </table:table-cell>
          <table:table-cell table:formula="of:=[.J10]*0.6" office:value-type="float" office:value="0.621" calcext:value-type="float">
            <text:p>0,621</text:p>
          </table:table-cell>
          <table:table-cell office:value-type="float" office:value="0.67969480887" calcext:value-type="float">
            <text:p>0,67969480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rta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11]*[.G11]*[.H11]*[.I11]" office:value-type="float" office:value="0.935" calcext:value-type="float">
            <text:p>0,935</text:p>
          </table:table-cell>
          <table:table-cell office:value-type="string" calcext:value-type="string">
            <text:p>0,6-0,9-1,4-0,6</text:p>
          </table:table-cell>
          <table:table-cell table:formula="of:=[.J11]*0.6" office:value-type="float" office:value="0.561" calcext:value-type="float">
            <text:p>0,561</text:p>
          </table:table-cell>
          <table:table-cell office:value-type="float" office:value="0.634381821612" calcext:value-type="float">
            <text:p>0,634381821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: </text:p>
          </table:table-cell>
          <table:table-cell/>
          <table:table-cell table:formula="of:=[.D10]+[.D11]" office:value-type="float" office:value="2050" calcext:value-type="float">
            <text:p>2050</text:p>
          </table:table-cell>
          <table:table-cell table:number-columns-repeated="6"/>
          <table:table-cell office:value-type="string" calcext:value-type="string">
            <text:p>1,2-1,8-2,8-1,2</text:p>
          </table:table-cell>
          <table:table-cell table:formula="of:=[.L10]+[.L11]" office:value-type="float" office:value="1.182" calcext:value-type="float">
            <text:p>1,182</text:p>
          </table:table-cell>
          <table:table-cell office:value-type="float" office:value="1.336733124111" calcext:value-type="float">
            <text:p>1,336733124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office:value-type="float" office:value="1300" calcext:value-type="float">
            <text:p>13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13]*[.G13]*[.H13]*[.I13]" office:value-type="float" office:value="1" calcext:value-type="float">
            <text:p>1</text:p>
          </table:table-cell>
          <table:table-cell office:value-type="string" calcext:value-type="string">
            <text:p>0,7-1,1-1,8-0,9</text:p>
          </table:table-cell>
          <table:table-cell table:formula="of:=0.7*[.J13]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: </text:p>
          </table:table-cell>
          <table:table-cell/>
          <table:table-cell table:formula="of:=[.D13]"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0,7-1,1-1,8-0,9</text:p>
          </table:table-cell>
          <table:table-cell table:formula="of:=[.L13]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12" table:number-columns-repeated="3"/>
          <table:table-cell table:style-name="ce12" table:formula="of:=[.D5]+[.D9]+[.D12]+[.D14]" office:value-type="float" office:value="7450" calcext:value-type="float">
            <text:p>7450</text:p>
          </table:table-cell>
          <table:table-cell table:style-name="ce12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0:59:09.1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21:42:47.941000000</dc:date>
    <meta:editing-duration>PT2H38M30S</meta:editing-duration>
    <meta:editing-cycles>42</meta:editing-cycles>
    <meta:generator>LibreOffice/5.3.2.2$Windows_x86 LibreOffice_project/6cd4f1ef626f15116896b1d8e1398b56da0d0ee1</meta:generator>
    <meta:document-statistic meta:table-count="2" meta:cell-count="265" meta:object-count="0"/>
  </office:meta>
</office:document-meta>
</file>